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6fcd4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8b8ab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6fcd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58b8a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59999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bold" officeooo:rsid="0756fcd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bold" officeooo:rsid="0759999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bold" officeooo:rsid="0758b8a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6">System </text:span></text:span><text:span text:style-name="Source_20_Text"><text:span text:style-name="T8">and its uses</text:span></text:span><text:span text:style-name="Source_20_Text"><text:span text:style-name="T6">:</text:span></text:span></text:p>
      <text:list xml:id="list1830655519834809245" text:style-name="L1">
        <text:list-item>
          <text:p text:style-name="P4"><text:span text:style-name="Source_20_Text"><text:span text:style-name="T3">An online movie ticket booking system facilitates the </text:span></text:span><text:span text:style-name="Source_20_Text"><text:span text:style-name="T9">purchasing of movie tickets </text:span></text:span><text:span text:style-name="Source_20_Text"><text:span text:style-name="T10">online </text:span></text:span><text:span text:style-name="Source_20_Text"><text:span text:style-name="T3">to its customers. E-ticketing systems allow customers to </text:span></text:span><text:span text:style-name="Source_20_Text"><text:span text:style-name="T9">browse</text:span></text:span><text:span text:style-name="Source_20_Text"><text:span text:style-name="T3"> through movies currently playing and </text:span></text:span><text:span text:style-name="Source_20_Text"><text:span text:style-name="T9">book</text:span></text:span><text:span text:style-name="Source_20_Text"><text:span text:style-name="T3"> seats, </text:span></text:span><text:span text:style-name="Source_20_Text"><text:span text:style-name="T9">anywhere and anytime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7">Requirements:</text:span></text:span></text:p>
      <text:list xml:id="list6004065748694773368" text:style-name="L2">
        <text:list-item>
          <text:p text:style-name="P5"><text:span text:style-name="Source_20_Text"><text:span text:style-name="T4">It should be able to </text:span></text:span><text:span text:style-name="Source_20_Text"><text:span text:style-name="T11">list the cities</text:span></text:span><text:span text:style-name="Source_20_Text"><text:span text:style-name="T4"> where affiliate cinemas are located.</text:span></text:span></text:p>
        </text:list-item>
        <text:list-item>
          <text:p text:style-name="P5"><text:span text:style-name="Source_20_Text"><text:span text:style-name="T11">Each cinema</text:span></text:span><text:span text:style-name="Source_20_Text"><text:span text:style-name="T4"> can have </text:span></text:span><text:span text:style-name="Source_20_Text"><text:span text:style-name="T11">multiple halls</text:span></text:span><text:span text:style-name="Source_20_Text"><text:span text:style-name="T4"> and each hall can run one movie show at a time.</text:span></text:span></text:p>
        </text:list-item>
        <text:list-item>
          <text:p text:style-name="P5"><text:span text:style-name="Source_20_Text"><text:span text:style-name="T11">Each Movie</text:span></text:span><text:span text:style-name="Source_20_Text"><text:span text:style-name="T4"> will have </text:span></text:span><text:span text:style-name="Source_20_Text"><text:span text:style-name="T11">multiple shows.</text:span></text:span></text:p>
        </text:list-item>
        <text:list-item>
          <text:p text:style-name="P5"><text:span text:style-name="Source_20_Text"><text:span text:style-name="T4">Customers should be able to </text:span></text:span><text:span text:style-name="Source_20_Text"><text:span text:style-name="T11">search movies</text:span></text:span><text:span text:style-name="Source_20_Text"><text:span text:style-name="T4"> by their title, language, genre, release date, and city name.</text:span></text:span></text:p>
        </text:list-item>
        <text:list-item>
          <text:p text:style-name="P5"><text:span text:style-name="Source_20_Text"><text:span text:style-name="T4">Once the customer </text:span></text:span><text:span text:style-name="Source_20_Text"><text:span text:style-name="T11">selects a movie,</text:span></text:span><text:span text:style-name="Source_20_Text"><text:span text:style-name="T4"> the service should display the cinemas running that movie and its available shows.</text:span></text:span></text:p>
        </text:list-item>
        <text:list-item>
          <text:p text:style-name="P5"><text:span text:style-name="Source_20_Text"><text:span text:style-name="T4">The customer should be able to </text:span></text:span><text:span text:style-name="Source_20_Text"><text:span text:style-name="T11">select a show</text:span></text:span><text:span text:style-name="Source_20_Text"><text:span text:style-name="T4"> at a particular cinema and </text:span></text:span><text:span text:style-name="Source_20_Text"><text:span text:style-name="T11">book their tickets.</text:span></text:span></text:p>
        </text:list-item>
        <text:list-item>
          <text:p text:style-name="P5"><text:span text:style-name="Source_20_Text"><text:span text:style-name="T4">The service should show the customer the </text:span></text:span><text:span text:style-name="Source_20_Text"><text:span text:style-name="T11">seating arrangement</text:span></text:span><text:span text:style-name="Source_20_Text"><text:span text:style-name="T4"> of the cinema hall. The customer should be able to select </text:span></text:span><text:span text:style-name="Source_20_Text"><text:span text:style-name="T11">multiple seats</text:span></text:span><text:span text:style-name="Source_20_Text"><text:span text:style-name="T4"> according to their preference.</text:span></text:span></text:p>
        </text:list-item>
        <text:list-item>
          <text:p text:style-name="P5"><text:span text:style-name="Source_20_Text"><text:span text:style-name="T4">The customer should be able to </text:span></text:span><text:span text:style-name="Source_20_Text"><text:span text:style-name="T11">distinguish between available seats and booked</text:span></text:span><text:span text:style-name="Source_20_Text"><text:span text:style-name="T4"> ones.</text:span></text:span></text:p>
        </text:list-item>
        <text:list-item>
          <text:p text:style-name="P5"><text:span text:style-name="Source_20_Text"><text:span text:style-name="T4">The system should send </text:span></text:span><text:span text:style-name="Source_20_Text"><text:span text:style-name="T11">notifications</text:span></text:span><text:span text:style-name="Source_20_Text"><text:span text:style-name="T4"> whenever there is a </text:span></text:span><text:span text:style-name="Source_20_Text"><text:span text:style-name="T11">new movie,</text:span></text:span><text:span text:style-name="Source_20_Text"><text:span text:style-name="T4"> as well as when a </text:span></text:span><text:span text:style-name="Source_20_Text"><text:span text:style-name="T11">booking is made or canceled.</text:span></text:span></text:p>
        </text:list-item>
        <text:list-item>
          <text:p text:style-name="P5"><text:span text:style-name="Source_20_Text"><text:span text:style-name="T4">Customers of our system should be able to </text:span></text:span><text:span text:style-name="Source_20_Text"><text:span text:style-name="T11">pay</text:span></text:span><text:span text:style-name="Source_20_Text"><text:span text:style-name="T4"> with credit cards or cash.</text:span></text:span></text:p>
        </text:list-item>
        <text:list-item>
          <text:p text:style-name="P5"><text:span text:style-name="Source_20_Text"><text:span text:style-name="T4">The system should ensure that </text:span></text:span><text:span text:style-name="Source_20_Text"><text:span text:style-name="T11">no two customers</text:span></text:span><text:span text:style-name="Source_20_Text"><text:span text:style-name="T4"> can reserve the same seat.</text:span></text:span></text:p>
        </text:list-item>
        <text:list-item>
          <text:p text:style-name="P5"><text:span text:style-name="Source_20_Text"><text:span text:style-name="T4">Customers should be able to </text:span></text:span><text:span text:style-name="Source_20_Text"><text:span text:style-name="T11">add a discount coupon</text:span></text:span><text:span text:style-name="Source_20_Text"><text:span text:style-name="T4"> to their payment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4T00:12:01.117619694</dc:date>
    <meta:editing-duration>P25DT2H16M25S</meta:editing-duration>
    <meta:editing-cycles>1746</meta:editing-cycles>
    <meta:document-statistic meta:table-count="0" meta:image-count="0" meta:object-count="0" meta:page-count="1" meta:paragraph-count="15" meta:word-count="238" meta:character-count="1361" meta:non-whitespace-character-count="1151"/>
  </office:meta>
</office:document-meta>
</file>